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3.419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Default" office:value-type="string">
            <text:p>“Times” in Ecclesiastes chapter 3.</text:p>
          </table:table-cell>
          <table:table-cell table:style-name="Default"/>
        </table:table-row>
        <table:table-row table:style-name="ro1">
          <table:table-cell table:style-name="Default" office:value-type="string">
            <text:p>rluu: These appear to have polarity in groups of two. <text:s/>The positive and negative polarities repeat in a pattern, and then change a few times. <text:s/>I wonder why...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>
            <text:p>Time number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 time to be bor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 time to die.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 time to plant.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 time to pluck up [that which is] planted.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 time to kill.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 time to heal.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 time to break down.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 time to build up.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 time to weep.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 time to laugh.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 time to mourn.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 time to dance.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 time to cast away stones.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A time to gather stones together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A time to embrace.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 time to refrain from embracing.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 time to get.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A time to lose.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A time to keep.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 time to cast away.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 time to rend.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 time to sew.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A time to keep silence.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A time to speak.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A time to love.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 time to hate.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 time of war.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A time of peace.</text:p>
          </table:table-cell>
        </table:table-row>
        <table:table-row table:style-name="ro2" table:number-rows-repeated="1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2/15/2013</text:date>, <text:time>22:0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</meta:initial-creator>
    <meta:creation-date>2013-02-15T21:14:27</meta:creation-date>
    <dc:date>2013-02-15T22:03:13</dc:date>
    <dc:creator>Ryan </dc:creator>
    <meta:editing-duration>PT48M48S</meta:editing-duration>
    <meta:editing-cycles>2</meta:editing-cycles>
    <meta:generator>LibreOffice/3.4$Unix LibreOffice_project/340m1$Build-1505</meta:generator>
    <meta:document-statistic meta:table-count="3" meta:cell-count="60" meta:object-count="0"/>
  </office:meta>
</office:document-meta>
</file>